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1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" style:family="table-cell" style:parent-style-name="Default">
      <style:text-properties style:font-name="Calibri Light1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5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2 ] = [ rad/s ] / [ 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J ] = [ Pa ] * [ m3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J ] = [ N ] * [ m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 office:value-type="string" calcext:value-type="string">
            <text:p>operator</text:p>
          </table:table-cell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93"/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/>
          <table:table-cell table:style-name="ce99" table:number-columns-repeated="16373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main definition [ N*m2/kg2 ] = [ N ] / [ kg2/m2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8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 office:value-type="string" calcext:value-type="string">
            <text:p>operator</text:p>
          </table:table-cell>
          <table:table-cell table:style-name="ce83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/C ] = [ N ] / [ C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N/C ] = [ T ] * [ m/s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office:value-type="string" calcext:value-type="string">
            <text:p>V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office:value-type="string" calcext:value-type="string">
            <text:p>operator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*m ] = [ N/A ] = [ N ] / [ A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 office:value-type="string" calcext:value-type="string">
            <text:p>Tm</text:p>
          </table:table-cell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T*m ] = [ T ] * [ m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2"/>
          <table:table-cell table:style-name="ce73" office:value-type="string" calcext:value-type="string">
            <text:p>operator</text:p>
          </table:table-cell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 office:value-type="string" calcext:value-type="string">
            <text:p>operator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 table:number-rows-repeated="7">
          <table:table-cell table:number-columns-repeated="11"/>
          <table:table-cell table:style-name="ce97" table:number-columns-repeated="1637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97" table:number-columns-repeated="16373"/>
        </table:table-row>
        <table:table-row table:style-name="ro2">
          <table:table-cell table:number-columns-repeated="11"/>
          <table:table-cell table:style-name="ce97" table:number-columns-repeated="16373"/>
        </table:table-row>
        <table:table-row table:style-name="ro3" table:number-rows-repeated="4">
          <table:table-cell table:number-columns-repeated="11"/>
          <table:table-cell table:style-name="ce97" table:number-columns-repeated="16373"/>
        </table:table-row>
        <table:table-row table:style-name="ro3" table:number-rows-repeated="10481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 style:data-style-name="N2" text:time-value="22:39:50.60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4T22:41:23.327000000</dc:date>
    <meta:editing-duration>P3DT4H49M9S</meta:editing-duration>
    <meta:editing-cycles>238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26" meta:object-count="0"/>
  </office:meta>
</office:document-meta>
</file>